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in" svg:y="1.6398in">
            <draw:object draw:notify-on-update-of-ranges="Sheet1.B3:Sheet1.B3 Sheet1.B4:Sheet1.B9 Sheet1.C3:Sheet1.C3 Sheet1.C4:Sheet1.C9 Sheet1.D3:Sheet1.D3 Sheet1.D4:Sheet1.D9 Sheet1.E3:Sheet1.E3 Sheet1.E4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hunk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Guided</text:p>
          </table:table-cell>
        </table:table-row>
        <table:table-row table:style-name="ro1">
          <table:table-cell/>
          <table:table-cell office:value-type="string" calcext:value-type="string">
            <text:p>Por defecto 1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128361" calcext:value-type="float">
            <text:p>0.128361</text:p>
          </table:table-cell>
          <table:table-cell office:value-type="float" office:value="0.127913" calcext:value-type="float">
            <text:p>0.127913</text:p>
          </table:table-cell>
        </table:table-row>
        <table:table-row table:style-name="ro1">
          <table:table-cell/>
          <table:table-cell office:value-type="string" calcext:value-type="string">
            <text:p>1 – 1</text:p>
          </table:table-cell>
          <table:table-cell office:value-type="float" office:value="0.1285" calcext:value-type="float">
            <text:p>0.1285</text:p>
          </table:table-cell>
          <table:table-cell office:value-type="float" office:value="0.128561" calcext:value-type="float">
            <text:p>0.128561</text:p>
          </table:table-cell>
          <table:table-cell office:value-type="float" office:value="0.12759" calcext:value-type="float">
            <text:p>0.12759</text:p>
          </table:table-cell>
        </table:table-row>
        <table:table-row table:style-name="ro1">
          <table:table-cell/>
          <table:table-cell office:value-type="string" calcext:value-type="string">
            <text:p>64 – 1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28198" calcext:value-type="float">
            <text:p>0.128198</text:p>
          </table:table-cell>
          <table:table-cell office:value-type="float" office:value="0.127807" calcext:value-type="float">
            <text:p>0.127807</text:p>
          </table:table-cell>
        </table:table-row>
        <table:table-row table:style-name="ro1">
          <table:table-cell/>
          <table:table-cell office:value-type="string" calcext:value-type="string">
            <text:p>Por defecto 2</text:p>
          </table:table-cell>
          <table:table-cell office:value-type="float" office:value="0.133483" calcext:value-type="float">
            <text:p>0.133483</text:p>
          </table:table-cell>
          <table:table-cell office:value-type="float" office:value="0.128328" calcext:value-type="float">
            <text:p>0.128328</text:p>
          </table:table-cell>
          <table:table-cell office:value-type="float" office:value="0.128021" calcext:value-type="float">
            <text:p>0.128021</text:p>
          </table:table-cell>
        </table:table-row>
        <table:table-row table:style-name="ro1">
          <table:table-cell/>
          <table:table-cell office:value-type="string" calcext:value-type="string">
            <text:p>1 – 2</text:p>
          </table:table-cell>
          <table:table-cell office:value-type="float" office:value="0.1283" calcext:value-type="float">
            <text:p>0.1283</text:p>
          </table:table-cell>
          <table:table-cell office:value-type="float" office:value="0.128657" calcext:value-type="float">
            <text:p>0.128657</text:p>
          </table:table-cell>
          <table:table-cell office:value-type="float" office:value="0.128476" calcext:value-type="float">
            <text:p>0.128476</text:p>
          </table:table-cell>
        </table:table-row>
        <table:table-row table:style-name="ro1">
          <table:table-cell/>
          <table:table-cell office:value-type="string" calcext:value-type="string">
            <text:p>64 – 2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127973" calcext:value-type="float">
            <text:p>0.127973</text:p>
          </table:table-cell>
          <table:table-cell office:value-type="float" office:value="0.128405" calcext:value-type="float">
            <text:p>0.1284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08:46:03.869620229</meta:creation-date>
    <meta:generator>LibreOffice/7.1.3.2$Linux_X86_64 LibreOffice_project/10$Build-2</meta:generator>
    <dc:date>2021-05-13T08:50:38.308651472</dc:date>
    <meta:editing-duration>PT4M34S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Ejecucion ej 10</text:p>
        </chart:title>
        <chart:legend chart:legend-position="end" svg:x="13.896cm" svg:y="3.703cm" style:legend-expansion="high" chart:style-name="ch3"/>
        <chart:plot-area chart:style-name="ch4" table:cell-range-address="Sheet1.B3:Sheet1.E9" chart:data-source-has-labels="both" svg:x="0.32cm" svg:y="1.275cm" svg:width="13.256cm" svg:height="7.545cm">
          <chart:coordinate-region svg:x="1.418cm" svg:y="1.474cm" svg:width="12.158cm" svg:height="6.7cm"/>
          <chart:axis chart:dimension="x" chart:name="primary-x" chart:style-name="ch5" chartooo:axis-type="auto">
            <chartooo:date-scale/>
            <chart:categories table:cell-range-address="Sheet1.B4:Sheet1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4:Sheet1.C9" chart:label-cell-address="Sheet1.C3:Sheet1.C3" chart:class="chart:bar">
            <chart:data-point chart:repeated="6"/>
          </chart:series>
          <chart:series chart:style-name="ch9" chart:values-cell-range-address="Sheet1.D4:Sheet1.D9" chart:label-cell-address="Sheet1.D3:Sheet1.D3" chart:class="chart:bar">
            <chart:data-point chart:repeated="6"/>
          </chart:series>
          <chart:series chart:style-name="ch10" chart:values-cell-range-address="Sheet1.E4:Sheet1.E9" chart:label-cell-address="Sheet1.E3:Sheet1.E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Sheet1.C3:Sheet1.C3</svg:desc>
                </draw:g>
              </table:table-cell>
              <table:table-cell office:value-type="string">
                <text:p>Dynamic</text:p>
                <draw:g>
                  <svg:desc>Sheet1.D3:Sheet1.D3</svg:desc>
                </draw:g>
              </table:table-cell>
              <table:table-cell office:value-type="string">
                <text:p>Guided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r defecto 1</text:p>
                <draw:g>
                  <svg:desc>Sheet1.B4:Sheet1.B9</svg:desc>
                </draw:g>
              </table:table-cell>
              <table:table-cell office:value-type="float" office:value="0.1394">
                <text:p>0.1394</text:p>
                <draw:g>
                  <svg:desc>Sheet1.C4:Sheet1.C9</svg:desc>
                </draw:g>
              </table:table-cell>
              <table:table-cell office:value-type="float" office:value="0.128361">
                <text:p>0.128361</text:p>
                <draw:g>
                  <svg:desc>Sheet1.D4:Sheet1.D9</svg:desc>
                </draw:g>
              </table:table-cell>
              <table:table-cell office:value-type="float" office:value="0.127913">
                <text:p>0.127913</text:p>
                <draw:g>
                  <svg:desc>Sheet1.E4:Sheet1.E9</svg:desc>
                </draw:g>
              </table:table-cell>
            </table:table-row>
            <table:table-row>
              <table:table-cell office:value-type="string">
                <text:p>1 – 1</text:p>
              </table:table-cell>
              <table:table-cell office:value-type="float" office:value="0.1285">
                <text:p>0.1285</text:p>
              </table:table-cell>
              <table:table-cell office:value-type="float" office:value="0.128561">
                <text:p>0.128561</text:p>
              </table:table-cell>
              <table:table-cell office:value-type="float" office:value="0.12759">
                <text:p>0.12759</text:p>
              </table:table-cell>
            </table:table-row>
            <table:table-row>
              <table:table-cell office:value-type="string">
                <text:p>64 – 1</text:p>
              </table:table-cell>
              <table:table-cell office:value-type="float" office:value="0.1282">
                <text:p>0.1282</text:p>
              </table:table-cell>
              <table:table-cell office:value-type="float" office:value="0.128198">
                <text:p>0.128198</text:p>
              </table:table-cell>
              <table:table-cell office:value-type="float" office:value="0.127807">
                <text:p>0.127807</text:p>
              </table:table-cell>
            </table:table-row>
            <table:table-row>
              <table:table-cell office:value-type="string">
                <text:p>Por defecto 2</text:p>
              </table:table-cell>
              <table:table-cell office:value-type="float" office:value="0.133483">
                <text:p>0.133483</text:p>
              </table:table-cell>
              <table:table-cell office:value-type="float" office:value="0.128328">
                <text:p>0.128328</text:p>
              </table:table-cell>
              <table:table-cell office:value-type="float" office:value="0.128021">
                <text:p>0.128021</text:p>
              </table:table-cell>
            </table:table-row>
            <table:table-row>
              <table:table-cell office:value-type="string">
                <text:p>1 – 2</text:p>
              </table:table-cell>
              <table:table-cell office:value-type="float" office:value="0.1283">
                <text:p>0.1283</text:p>
              </table:table-cell>
              <table:table-cell office:value-type="float" office:value="0.128657">
                <text:p>0.128657</text:p>
              </table:table-cell>
              <table:table-cell office:value-type="float" office:value="0.128476">
                <text:p>0.128476</text:p>
              </table:table-cell>
            </table:table-row>
            <table:table-row>
              <table:table-cell office:value-type="string">
                <text:p>64 – 2</text:p>
              </table:table-cell>
              <table:table-cell office:value-type="float" office:value="0.1279">
                <text:p>0.1279</text:p>
              </table:table-cell>
              <table:table-cell office:value-type="float" office:value="0.127973">
                <text:p>0.127973</text:p>
              </table:table-cell>
              <table:table-cell office:value-type="float" office:value="0.128405">
                <text:p>0.128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